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322a4" officeooo:paragraph-rsid="001322a4"/>
    </style:style>
    <style:style style:name="P2" style:family="paragraph" style:parent-style-name="Footer">
      <style:paragraph-properties fo:text-align="end" style:justify-single-word="false"/>
      <style:text-properties officeooo:rsid="001322a4" officeooo:paragraph-rsid="001322a4"/>
    </style:style>
    <style:style style:name="P3" style:family="paragraph" style:parent-style-name="Standard">
      <style:text-properties fo:font-size="24pt" officeooo:rsid="001322a4" officeooo:paragraph-rsid="001322a4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officeooo:rsid="001322a4" officeooo:paragraph-rsid="001322a4" style:font-size-asian="24pt" style:font-size-complex="24pt"/>
    </style:style>
    <style:style style:name="T1" style:family="text">
      <style:text-properties officeooo:rsid="0013bb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hapter 0<text:span text:style-name="T1">1</text:span>: <text:span text:style-name="T1">Arpeggi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322a4" officeooo:paragraph-rsid="001322a4"/>
    </style:style>
    <style:style style:name="MP2" style:family="paragraph" style:parent-style-name="Footer">
      <style:paragraph-properties fo:text-align="end" style:justify-single-word="false"/>
      <style:text-properties officeooo:rsid="001322a4" officeooo:paragraph-rsid="001322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xtalk.com Daily Saxophone Etudes Volume 1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07:54:37.897570166</meta:creation-date>
    <dc:date>2023-01-11T19:23:01.991276696</dc:date>
    <meta:editing-duration>PT4M4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" meta:word-count="9" meta:character-count="64" meta:non-whitespace-character-count="57"/>
  </office:meta>
</office:document-meta>
</file>